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.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0.65cm" fo:min-width="2.7cm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3.5cm" svg:height="1.6cm" svg:x="1.4cm" svg:y="3cm">
          <text:p text:style-name="P1">Main 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5cm" svg:height="1.6cm" svg:x="9.4cm" svg:y="10.2cm">
          <text:p text:style-name="P1">Faciliti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1cm" svg:height="1.6cm" svg:x="9cm" svg:y="2.8cm">
          <text:p text:style-name="P1">Home Patii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4.9cm" svg:height="1.6cm" svg:x="9.2cm" svg:y="15.6cm">
          <text:p text:style-name="P1">Support/Contact</text:p>
          <text:p text:style-name="P1">Fo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1cm" svg:y1="3.6cm" svg:x2="19.6cm" svg:y2="2.5cm" draw:start-shape="id1" draw:start-glue-point="1" draw:end-shape="id2" svg:d="M14100 3600h2750v-1100h2750" svg:viewBox="0 0 5501 1101">
          <text:p/>
        </draw:connector>
        <draw:connector draw:style-name="gr4" draw:text-style-name="P1" draw:layer="layout" svg:x1="14.1cm" svg:y1="3.6cm" svg:x2="19.6cm" svg:y2="5.6cm" draw:start-shape="id1" draw:start-glue-point="1" draw:end-shape="id3" draw:end-glue-point="3" svg:d="M14100 3600h2750v2000h2750" svg:viewBox="0 0 5501 2001">
          <text:p/>
        </draw:connector>
        <draw:connector draw:style-name="gr4" draw:text-style-name="P1" xml:id="id4" draw:id="id4" draw:layer="layout" svg:x1="14.1cm" svg:y1="3.6cm" svg:x2="14.1cm" svg:y2="3.6cm" draw:start-shape="id1" draw:start-glue-point="1" draw:end-shape="id1" draw:end-glue-point="1" svg:d="M14100 3600z" svg:viewBox="0 0 1 1">
          <text:p/>
        </draw:connector>
        <draw:connector draw:style-name="gr4" draw:text-style-name="P1" draw:layer="layout" draw:line-skew="0.2cm" svg:x1="14.1cm" svg:y1="3.6cm" svg:x2="19.7cm" svg:y2="8.2cm" draw:start-shape="id4" draw:start-glue-point="0" draw:end-shape="id5" svg:d="M14100 3600h3000v4600h2600" svg:viewBox="0 0 5601 4601">
          <text:p/>
        </draw:connector>
        <draw:connector draw:style-name="gr4" draw:text-style-name="P1" draw:layer="layout" svg:x1="12.9cm" svg:y1="11cm" svg:x2="19.7cm" svg:y2="12.15cm" draw:start-shape="id6" draw:start-glue-point="1" draw:end-shape="id7" svg:d="M12900 11000h3400v1150h3400" svg:viewBox="0 0 6801 1151">
          <text:p/>
        </draw:connector>
        <draw:connector draw:style-name="gr4" draw:text-style-name="P1" draw:layer="layout" svg:x1="12.9cm" svg:y1="11cm" svg:x2="19.598cm" svg:y2="15.1cm" draw:start-shape="id6" draw:start-glue-point="1" draw:end-shape="id8" draw:end-glue-point="3" svg:d="M12900 11000h3349v4100h3349" svg:viewBox="0 0 6699 4101">
          <text:p/>
        </draw:connector>
        <draw:connector draw:style-name="gr4" draw:text-style-name="P1" draw:layer="layout" svg:x1="4.9cm" svg:y1="3.8cm" svg:x2="9.2cm" svg:y2="16.4cm" draw:start-shape="id9" draw:start-glue-point="1" draw:end-shape="id10" svg:d="M4900 3800h2150v12600h2150" svg:viewBox="0 0 4301 12601">
          <text:p/>
        </draw:connector>
        <draw:connector draw:style-name="gr4" draw:text-style-name="P1" draw:layer="layout" svg:x1="4.9cm" svg:y1="3.8cm" svg:x2="9.4cm" svg:y2="11cm" draw:start-shape="id9" draw:start-glue-point="1" draw:end-shape="id6" draw:end-glue-point="3" svg:d="M4900 3800h2250v7200h2250" svg:viewBox="0 0 4501 7201">
          <text:p/>
        </draw:connector>
        <draw:connector draw:style-name="gr4" draw:text-style-name="P1" draw:layer="layout" svg:x1="4.9cm" svg:y1="3.8cm" svg:x2="9cm" svg:y2="3.6cm" draw:start-shape="id9" draw:start-glue-point="1" draw:end-shape="id1" draw:end-glue-point="3" svg:d="M4900 3800h2050v-200h2050" svg:viewBox="0 0 4101 201">
          <text:p/>
        </draw:connector>
        <draw:custom-shape draw:style-name="gr1" draw:text-style-name="P1" xml:id="id2" draw:id="id2" draw:layer="layout" svg:width="3.5cm" svg:height="1.6cm" svg:x="19.6cm" svg:y="1.7cm">
          <text:p text:style-name="P1">Bellc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1.6cm" svg:x="19.6cm" svg:y="4.8cm">
          <text:p text:style-name="P1">Aquab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5cm" svg:height="1.6cm" svg:x="19.7cm" svg:y="7.4cm">
          <text:p text:style-name="P1">NxSt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5cm" svg:height="1.6cm" svg:x="19.7cm" svg:y="11.35cm">
          <text:p text:style-name="P1">Large R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5cm" svg:height="1.6cm" svg:x="19.598cm" svg:y="14.3cm">
          <text:p text:style-name="P1">Fresenius</text:p>
          <text:p text:style-name="P1">5008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7.7cm" svg:y1="1.2cm" svg:x2="17.664cm" svg:y2="20.704cm">
          <text:p/>
        </draw:line>
        <draw:custom-shape draw:style-name="gr6" draw:text-style-name="P1" xml:id="id11" draw:id="id11" draw:layer="layout" svg:width="3.2cm" svg:height="10.9cm" svg:x="2.1cm" svg:y="7cm">
          <text:p text:style-name="P1">(Footer)</text:p>
          <text:p text:style-name="P1"/>
          <text:p text:style-name="P1">Privacy</text:p>
          <text:p text:style-name="P1">Policy</text:p>
          <text:p text:style-name="P1"/>
          <text:p text:style-name="P1">Terms of</text:p>
          <text:p text:style-name="P1">Use</text:p>
          <text:p text:style-name="P1"/>
          <text:p text:style-name="P1">Basic</text:p>
          <text:p text:style-name="P1">Contact</text:p>
          <text:p text:style-name="P1"/>
          <text:p text:style-name="P1">Logo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15cm" svg:y1="4.6cm" svg:x2="3.7cm" svg:y2="7cm" draw:start-shape="id9" draw:start-glue-point="2" draw:end-shape="id11" draw:end-glue-point="0" svg:d="M3150 4600v1200h550v1200" svg:viewBox="0 0 551 2401">
          <text:p/>
        </draw:connector>
        <draw:frame draw:style-name="gr7" draw:text-style-name="P3" draw:layer="layout" svg:width="6cm" svg:height="1.7cm" svg:x="19.6cm" svg:y="19.2cm">
          <draw:text-box>
            <text:p>Local Navigation</text:p>
          </draw:text-box>
        </draw:frame>
        <draw:frame draw:style-name="gr7" draw:text-style-name="P3" draw:layer="layout" svg:width="6cm" svg:height="1.7cm" svg:x="8.3cm" svg:y="19.2cm">
          <draw:text-box>
            <text:p>Global Navig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09:49:05.087919721</meta:creation-date>
    <dc:date>2016-11-21T21:16:12.335262538</dc:date>
    <meta:editing-duration>PT10H25M12S</meta:editing-duration>
    <meta:editing-cycles>2</meta:editing-cycles>
    <meta:generator>LibreOffice/5.1.4.2$Linux_X86_64 LibreOffice_project/10m0$Build-2</meta:generator>
    <meta:document-statistic meta:object-count="23"/>
  </office:meta>
</office:document-meta>
</file>